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0.878cm"/>
    </style:style>
    <style:style style:name="Tabelle2.B" style:family="table-column">
      <style:table-column-properties style:column-width="2.152cm"/>
    </style:style>
    <style:style style:name="Tabelle2.C" style:family="table-column">
      <style:table-column-properties style:column-width="1.61cm"/>
    </style:style>
    <style:style style:name="Tabelle2.D" style:family="table-column">
      <style:table-column-properties style:column-width="3.351cm"/>
    </style:style>
    <style:style style:name="Tabelle2.E" style:family="table-column">
      <style:table-column-properties style:column-width="3.23cm"/>
    </style:style>
    <style:style style:name="Tabelle2.F" style:family="table-column">
      <style:table-column-properties style:column-width="4.763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7.197cm"/>
    </style:style>
    <style:style style:name="Tabelle3.B" style:family="table-column">
      <style:table-column-properties style:column-width="8.788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130%" fo:orphans="0" fo:widows="0" style:punctuation-wrap="hanging"/>
      <style:text-properties fo:color="#f79646" loext:opacity="100%" style:font-name="Calibri" fo:font-size="8pt" style:text-underline-style="solid" style:text-underline-width="auto" style:text-underline-color="font-color" style:font-name-asian="Calibri1" style:font-size-asian="8pt" style:language-asian="de" style:country-asian="DE" style:font-name-complex="Calibri1" style:font-size-complex="8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ed7d31" loext:opacity="100%" fo:font-size="14pt" fo:font-weight="bold" style:font-size-asian="14pt" style:font-weight-asian="bold" style:font-size-complex="14pt" style:font-weight-complex="bold"/>
    </style:style>
    <style:style style:name="P5" style:family="paragraph" style:parent-style-name="Standard">
      <style:text-properties fo:color="#ed7d31" loext:opacity="100%"/>
    </style:style>
    <style:style style:name="P6" style:family="paragraph" style:parent-style-name="Standard">
      <style:paragraph-properties fo:text-align="center" style:justify-single-word="false"/>
      <style:text-properties fo:color="#ed7d31" loext:opacity="100%" fo:font-size="16pt" fo:font-weight="bold" officeooo:rsid="0008205b" officeooo:paragraph-rsid="0008205b" style:font-size-asian="16pt" style:font-weight-asian="bold" style:font-size-complex="16pt" style:font-weight-complex="bold"/>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ed7d31" loext:opacity="100%" style:font-name="Calibri" fo:font-size="11pt" fo:language="de" fo:country="DE" officeooo:rsid="000676d2" officeooo:paragraph-rsid="000676d2" style:letter-kerning="false" style:font-name-asian="Calibri1" style:font-size-asian="11pt" style:language-asian="en" style:country-asian="US" style:font-size-complex="11pt" style:language-complex="ar" style:country-complex="SA"/>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style:letter-kerning="false" style:font-name-asian="Calibri1" style:font-size-asian="11pt" style:language-asian="en" style:country-asian="US" style:font-size-complex="11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de" fo:country="DE" style:letter-kerning="false" style:font-name-asian="Calibri1"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676d2" officeooo:paragraph-rsid="000676d2" style:letter-kerning="false" style:font-name-asian="Calibri1" style:font-size-asian="11pt" style:language-asian="en" style:country-asian="US"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72674" officeooo:paragraph-rsid="00072674" style:letter-kerning="false" style:font-name-asian="Calibri1"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8205b" officeooo:paragraph-rsid="0008205b"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de" fo:country="DE" officeooo:rsid="000b2573" officeooo:paragraph-rsid="000b2573"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b2573" officeooo:paragraph-rsid="000b2573"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18" style:family="paragraph" style:parent-style-name="Standard">
      <style:text-properties style:font-name="Calibri" fo:font-size="16pt" fo:font-weight="bold" style:font-name-asian="Calibri1" style:font-size-asian="16pt" style:font-weight-asian="bold" style:font-name-complex="Calibri1" style:font-size-complex="16pt"/>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margin-left="0.199cm" fo:margin-right="0cm" fo:text-indent="0cm" style:auto-text-indent="false"/>
      <style:text-properties fo:font-weight="bold" style:font-weight-asian="bold" style:font-weight-complex="bold"/>
    </style:style>
    <style:style style:name="P21" style:family="paragraph" style:parent-style-name="Standard">
      <style:paragraph-properties fo:margin-left="0.199cm" fo:margin-right="0cm" fo:text-indent="0cm" style:auto-text-indent="false">
        <style:tab-stops>
          <style:tab-stop style:position="5.847cm"/>
        </style:tab-stops>
      </style:paragraph-properties>
      <style:text-properties fo:font-weight="bold" style:font-weight-asian="bold" style:font-weight-complex="bold"/>
    </style:style>
    <style:style style:name="P22" style:family="paragraph" style:parent-style-name="Standard">
      <style:text-properties fo:color="#000000" loext:opacity="100%" officeooo:rsid="000676d2" officeooo:paragraph-rsid="000676d2"/>
    </style:style>
    <style:style style:name="P23" style:family="paragraph" style:parent-style-name="Standard">
      <style:text-properties fo:color="#000000" loext:opacity="100%" officeooo:rsid="00072674" officeooo:paragraph-rsid="00072674"/>
    </style:style>
    <style:style style:name="P24" style:family="paragraph" style:parent-style-name="Standard">
      <style:text-properties fo:color="#000000" loext:opacity="100%"/>
    </style:style>
    <style:style style:name="P25" style:family="paragraph" style:parent-style-name="Standard">
      <style:text-properties fo:color="#000000" loext:opacity="100%" officeooo:rsid="00073d0c" officeooo:paragraph-rsid="00073d0c"/>
    </style:style>
    <style:style style:name="P26" style:family="paragraph" style:parent-style-name="Standard">
      <style:text-properties fo:color="#000000" loext:opacity="100%" officeooo:rsid="00096700" officeooo:paragraph-rsid="00096700"/>
    </style:style>
    <style:style style:name="P27" style:family="paragraph" style:parent-style-name="Standard">
      <style:text-properties fo:color="#000000" loext:opacity="100%" officeooo:rsid="000b2573" officeooo:paragraph-rsid="000b2573"/>
    </style:style>
    <style:style style:name="P28" style:family="paragraph" style:parent-style-name="Standard">
      <style:text-properties fo:color="#000000" loext:opacity="100%" officeooo:rsid="000d2b05" officeooo:paragraph-rsid="000d2b05"/>
    </style:style>
    <style:style style:name="P29" style:family="paragraph" style:parent-style-name="Standard">
      <style:text-properties fo:font-weight="normal" officeooo:rsid="000d2b05" officeooo:paragraph-rsid="000d2b05" style:font-weight-asian="normal" style:font-weight-complex="normal"/>
    </style:style>
    <style:style style:name="P30" style:family="paragraph" style:parent-style-name="Standard">
      <style:text-properties fo:color="#ed7d31" loext:opacity="100%"/>
    </style:style>
    <style:style style:name="T1" style:family="text">
      <style:text-properties fo:font-weight="bold" style:font-weight-asian="bold" style:font-weight-complex="bold"/>
    </style:style>
    <style:style style:name="T2" style:family="text">
      <style:text-properties fo:color="#ed7d31" loext:opacity="100%"/>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8205b" style:font-size-asian="14pt" style:font-weight-asian="bold" style:font-size-complex="14pt" style:font-weight-complex="bold"/>
    </style:style>
    <style:style style:name="T5" style:family="text">
      <style:text-properties fo:font-size="14pt" fo:font-weight="bold" officeooo:rsid="000b2573" style:font-size-asian="14pt" style:font-weight-asian="bold" style:font-size-complex="14pt" style:font-weight-complex="bold"/>
    </style:style>
    <style:style style:name="T6" style:family="text">
      <style:text-properties officeooo:rsid="000676d2"/>
    </style:style>
    <style:style style:name="T7" style:family="text">
      <style:text-properties officeooo:rsid="00072674"/>
    </style:style>
    <style:style style:name="T8" style:family="text">
      <style:text-properties officeooo:rsid="00096700"/>
    </style:style>
    <style:style style:name="T9" style:family="text">
      <style:text-properties officeooo:rsid="000b2573"/>
    </style:style>
    <style:style style:name="T10" style:family="text">
      <style:text-properties officeooo:rsid="000ce1b3"/>
    </style:style>
    <style:style style:name="T11" style:family="text">
      <style:text-properties officeooo:rsid="000d2b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2 GmbH</text:p>
      <text:p text:style-name="P4"/>
      <text:p text:style-name="P3"><text:span text:style-name="T4">Pflich</text:span><text:span text:style-name="T3">tenheft</text:span></text:p>
      <text:p text:style-name="P8"/>
      <table:table table:name="Tabelle1" table:style-name="Tabelle1">
        <table:table-column table:style-name="Tabelle1.A"/>
        <table:table-column table:style-name="Tabelle1.B"/>
        <table:table-row table:style-name="Tabelle1.1">
          <table:table-cell table:style-name="Tabelle1.A1" office:value-type="string">
            <text:p text:style-name="P10">Projektbezeichnung</text:p>
          </table:table-cell>
          <table:table-cell table:style-name="Tabelle1.A1" office:value-type="string">
            <text:p text:style-name="P12">DOOT</text:p>
          </table:table-cell>
        </table:table-row>
        <table:table-row table:style-name="Tabelle1.1">
          <table:table-cell table:style-name="Tabelle1.A1" office:value-type="string">
            <text:p text:style-name="P10">Projektleitung</text:p>
          </table:table-cell>
          <table:table-cell table:style-name="Tabelle1.A1" office:value-type="string">
            <text:p text:style-name="P12">/</text:p>
          </table:table-cell>
        </table:table-row>
        <table:table-row table:style-name="Tabelle1.1">
          <table:table-cell table:style-name="Tabelle1.A1" office:value-type="string">
            <text:p text:style-name="P10">Erstellt am</text:p>
          </table:table-cell>
          <table:table-cell table:style-name="Tabelle1.A1" office:value-type="string">
            <text:p text:style-name="P12">14.01.2025</text:p>
          </table:table-cell>
        </table:table-row>
        <table:table-row table:style-name="Tabelle1.1">
          <table:table-cell table:style-name="Tabelle1.A1" office:value-type="string">
            <text:p text:style-name="P10">Letzte Änderung am</text:p>
          </table:table-cell>
          <table:table-cell table:style-name="Tabelle1.A1" office:value-type="string">
            <text:p text:style-name="P12">1<text:span text:style-name="T8">5</text:span>.01.2025</text:p>
          </table:table-cell>
        </table:table-row>
        <table:table-row table:style-name="Tabelle1.1">
          <table:table-cell table:style-name="Tabelle1.A1" office:value-type="string">
            <text:p text:style-name="P10">Status</text:p>
          </table:table-cell>
          <table:table-cell table:style-name="Tabelle1.A1" office:value-type="string">
            <text:p text:style-name="P7">In Bearbeitung</text:p>
          </table:table-cell>
        </table:table-row>
        <table:table-row table:style-name="Tabelle1.1">
          <table:table-cell table:style-name="Tabelle1.A1" office:value-type="string">
            <text:p text:style-name="P10">Aktuelle Version</text:p>
          </table:table-cell>
          <table:table-cell table:style-name="Tabelle1.A1" office:value-type="string">
            <text:p text:style-name="P10">1.<text:span text:style-name="T9">1</text:span></text:p>
          </table:table-cell>
        </table:table-row>
      </table:table>
      <text:p text:style-name="Standard"/>
      <text:p text:style-name="P19">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17">Nr.</text:p>
          </table:table-cell>
          <table:table-cell table:style-name="Tabelle2.A1" office:value-type="string">
            <text:p text:style-name="P17">Datum</text:p>
          </table:table-cell>
          <table:table-cell table:style-name="Tabelle2.A1" office:value-type="string">
            <text:p text:style-name="P17">Version</text:p>
          </table:table-cell>
          <table:table-cell table:style-name="Tabelle2.A1" office:value-type="string">
            <text:p text:style-name="P17">Geänderte Kapitel</text:p>
          </table:table-cell>
          <table:table-cell table:style-name="Tabelle2.A1" office:value-type="string">
            <text:p text:style-name="P17">Art der Änderung</text:p>
          </table:table-cell>
          <table:table-cell table:style-name="Tabelle2.A1" office:value-type="string">
            <text:p text:style-name="P17">Verantwortlich</text:p>
          </table:table-cell>
        </table:table-row>
        <table:table-row table:style-name="Tabelle2.1">
          <table:table-cell table:style-name="Tabelle2.A1" office:value-type="string">
            <text:p text:style-name="P10">1</text:p>
          </table:table-cell>
          <table:table-cell table:style-name="Tabelle2.A1" office:value-type="string">
            <text:p text:style-name="P15">15.01.</text:p>
          </table:table-cell>
          <table:table-cell table:style-name="Tabelle2.A1" office:value-type="string">
            <text:p text:style-name="P15">1.1</text:p>
          </table:table-cell>
          <table:table-cell table:style-name="Tabelle2.A1" office:value-type="string">
            <text:p text:style-name="P15"><text:span text:style-name="T10">2;</text:span><text:span text:style-name="T11">3;</text:span>4;6</text:p>
          </table:table-cell>
          <table:table-cell table:style-name="Tabelle2.A1" office:value-type="string">
            <text:p text:style-name="P15">Ergänzung</text:p>
          </table:table-cell>
          <table:table-cell table:style-name="Tabelle2.A1" office:value-type="string">
            <text:p text:style-name="P16">Ferdinand Thiele</text:p>
          </table:table-cell>
        </table:table-row>
        <table:table-row table:style-name="Tabelle2.1">
          <table:table-cell table:style-name="Tabelle2.A1" office:value-type="string">
            <text:p text:style-name="P10">2</text:p>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0"/>
          </table:table-cell>
        </table:table-row>
        <table:table-row table:style-name="Tabelle2.1">
          <table:table-cell table:style-name="Tabelle2.A1" office:value-type="string">
            <text:p text:style-name="P10">3</text:p>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0"/>
          </table:table-cell>
        </table:table-row>
        <table:table-row table:style-name="Tabelle2.1">
          <table:table-cell table:style-name="Tabelle2.A1" office:value-type="string">
            <text:p text:style-name="P10">4</text:p>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0"/>
          </table:table-cell>
        </table:table-row>
        <table:table-row table:style-name="Tabelle2.1">
          <table:table-cell table:style-name="Tabelle2.A1" office:value-type="string">
            <text:p text:style-name="P10">5</text:p>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1"/>
          </table:table-cell>
          <table:table-cell table:style-name="Tabelle2.A1" office:value-type="string">
            <text:p text:style-name="P10"/>
          </table:table-cell>
        </table:table-row>
      </table:table>
      <text:p text:style-name="P19"/>
      <text:p text:style-name="P19">Inhalt</text:p>
      <text:p text:style-name="P19">1 Einleitung</text:p>
      <text:p text:style-name="P19">2 Allgemeines</text:p>
      <text:p text:style-name="P20">2.1 Ziel und Zweck des Dokuments</text:p>
      <text:p text:style-name="P20">2.2 Ausgangssituation</text:p>
      <text:p text:style-name="P20">2.3 Projektbezug</text:p>
      <text:p text:style-name="P20">2.4 Abkürzungen</text:p>
      <text:p text:style-name="P20">2.5 Verteilung und Freigabe</text:p>
      <text:p text:style-name="P19">3 Konzept</text:p>
      <text:p text:style-name="P20">3.1 Ziel(e) der Anbieter:innen</text:p>
      <text:p text:style-name="P20">3.2 Ziel(e) und Nutzen der Anwender:innen</text:p>
      <text:p text:style-name="P20">3.3 Zielgruppe(n)</text:p>
      <text:p text:style-name="P19">4 Funktionale Anforderungen</text:p>
      <text:p text:style-name="P20">4.1 Anforderung 1</text:p>
      <text:p text:style-name="P20">4.2 Anforderung 2</text:p>
      <text:p text:style-name="P21">4.3 Anforderung 3<text:tab/></text:p>
      <text:p text:style-name="P19"><text:soft-page-break/>5 Nichtfunktionale Anforderungen</text:p>
      <text:p text:style-name="P20">5.1 Allgemeine Anforderungen</text:p>
      <text:p text:style-name="P20">5.2 Gesetzliche Anforderungen</text:p>
      <text:p text:style-name="P20">5.3 Technische Anforderungen</text:p>
      <text:p text:style-name="P19">6 Lieferumfang</text:p>
      <text:p text:style-name="P20">6.1 Lieferumfang</text:p>
      <text:p text:style-name="P20">6.2 Kosten</text:p>
      <text:p text:style-name="P20">6.3 Liefertermin</text:p>
      <text:p text:style-name="P20">6.4 Ansprechstelle und Lieferort</text:p>
      <text:p text:style-name="P19"/>
      <text:p text:style-name="P9">1 Einleitung</text:p>
      <text:p text:style-name="Standard"/>
      <text:p text:style-name="Standard">Das vorliegende <text:span text:style-name="T6">Pflich</text:span>tenheft enthält die an das zu entwickelnde Produkt gestellten funktionalen sowie nicht-funktionalen Anforderungen. Es dient als Basis für die <text:span text:style-name="T6">Notengebung.</text:span> Kommt es zwischen <text:span text:style-name="T6">Lehrkraft und Schüler:in</text:span><text:span text:style-name="T2"> </text:span>zu eine<text:span text:style-name="T6">r Note</text:span>, ist das bestehende <text:span text:style-name="T6">Pflich</text:span>tenheft rechtlich bindend. Mit den Anforderungen <text:span text:style-name="T6">sind die Rahmenbedingungen festgelegt.</text:span></text:p>
      <text:p text:style-name="Standard"/>
      <text:p text:style-name="P9">2 Allgemeines</text:p>
      <text:p text:style-name="P19">2.1 Ziel und Zweck des Dokuments</text:p>
      <text:p text:style-name="Standard"/>
      <text:p text:style-name="Standard">Dieses <text:span text:style-name="T6">Pflichtenheft beschreibt d</text:span><text:span text:style-name="T9">as Projekt</text:span><text:span text:style-name="T6">, </text:span><text:span text:style-name="T9">sowie alle Anforderungen, die an dieses gestellt sind, als auch wichtige Vereinbarungen zu dem ganzen Projekt.</text:span></text:p>
      <text:p text:style-name="Standard"/>
      <text:p text:style-name="P19">2.2 Ausgangssituation</text:p>
      <text:p text:style-name="Standard"/>
      <text:p text:style-name="P22">Es handelt sich um ein Schulprojekt am Johanneum zu Lübeck bei Herrn Ave. Das ist dazu da, um sich der Durchführung und Planung eines Projektes bewusst zu werden und diesen Vorgang zu lernen und zu bewerten. <text:span text:style-name="T7">Der Grund, wieso wir DOOT programmieren ist, dass es Spaß macht und für die Zeit, die uns gegeben ist ein angemessenen Umfang hat.</text:span></text:p>
      <text:p text:style-name="Standard"/>
      <text:p text:style-name="P19">2.3 Projektbezug</text:p>
      <text:p text:style-name="Standard"/>
      <text:p text:style-name="Standard"><text:soft-page-break/>Das vorliegende Projekt ist ein unabhängiges <text:span text:style-name="T7">Teilprojekt des Projektes „Projekte Q2 2024/25“, in dem es darum geht Schüler:innen an die Projektdurchführung heranzuführen und diese zu bewerten.</text:span></text:p>
      <text:p text:style-name="Standard"/>
      <text:p text:style-name="P19">2.4 Abkürzungen</text:p>
      <text:p text:style-name="P5"/>
      <text:p text:style-name="P23">/</text:p>
      <text:p text:style-name="Standard"/>
      <text:p text:style-name="P19">2.5 Verteilung und Freigabe</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17">Rolle</text:p>
          </table:table-cell>
          <table:table-cell table:style-name="Tabelle3.A1" office:value-type="string">
            <text:p text:style-name="P17">Name</text:p>
          </table:table-cell>
        </table:table-row>
        <table:table-row table:style-name="Tabelle3.1">
          <table:table-cell table:style-name="Tabelle3.A1" office:value-type="string">
            <text:p text:style-name="P14">Game Developer</text:p>
          </table:table-cell>
          <table:table-cell table:style-name="Tabelle3.A1" office:value-type="string">
            <text:p text:style-name="P13">G. Ahsendorf</text:p>
          </table:table-cell>
        </table:table-row>
        <table:table-row table:style-name="Tabelle3.1">
          <table:table-cell table:style-name="Tabelle3.A1" office:value-type="string">
            <text:p text:style-name="P14">Game Developer</text:p>
          </table:table-cell>
          <table:table-cell table:style-name="Tabelle3.A1" office:value-type="string">
            <text:p text:style-name="P14">F. Thiele</text:p>
          </table:table-cell>
        </table:table-row>
        <table:table-row table:style-name="Tabelle3.1">
          <table:table-cell table:style-name="Tabelle3.A1" office:value-type="string">
            <text:p text:style-name="P10"/>
          </table:table-cell>
          <table:table-cell table:style-name="Tabelle3.A1" office:value-type="string">
            <text:p text:style-name="P10"/>
          </table:table-cell>
        </table:table-row>
        <table:table-row table:style-name="Tabelle3.1">
          <table:table-cell table:style-name="Tabelle3.A1" office:value-type="string">
            <text:p text:style-name="P10"/>
          </table:table-cell>
          <table:table-cell table:style-name="Tabelle3.A1" office:value-type="string">
            <text:p text:style-name="P10"/>
          </table:table-cell>
        </table:table-row>
      </table:table>
      <text:p text:style-name="Standard"/>
      <text:p text:style-name="P9">3 Konzept</text:p>
      <text:p text:style-name="Standard"/>
      <text:p text:style-name="P19">3.1 Ziel(e) der Anbieter:innen</text:p>
      <text:p text:style-name="Standard"/>
      <text:p text:style-name="P28">Die Spieler sollen viel Spaß am Spiel haben und Interessenten, die ein Spiel programmieren wollen, welches in Graphischer Hinsicht ähnlich ist, sollen schon einen kleinen Grundstein für ihr eigenes Projekt haben.</text:p>
      <text:p text:style-name="P5"/>
      <text:p text:style-name="P19">3.2 Ziel(e) und Nutzen der Anwender:innen</text:p>
      <text:p text:style-name="Standard"/>
      <text:p text:style-name="P28">Spaß und Hilfe beim Programmieren eines Spiels.</text:p>
      <text:p text:style-name="P28"/>
      <text:p text:style-name="P19">3.3 Zielgruppe(n)</text:p>
      <text:p text:style-name="Standard"/>
      <text:p text:style-name="P28">Spieler, die Spaß am Spiel haben und auch Game Developer, die den Renderer benutzen möchten.</text:p>
      <text:p text:style-name="Standard"/>
      <text:p text:style-name="P9">4 Funktionale Anforderungen</text:p>
      <text:p text:style-name="Standard"/>
      <text:p text:style-name="Standard">Gewünschte Funktionalitäten einer Anwendung oder eines Produkts.</text:p>
      <text:p text:style-name="Standard"><text:soft-page-break/></text:p>
      <text:p text:style-name="P19">4.1 Anforderung 1</text:p>
      <text:p text:style-name="Standard"/>
      <text:p text:style-name="P26">Programmiersprache Python</text:p>
      <text:p text:style-name="Standard"/>
      <text:p text:style-name="P19">4.2 Anforderung 2</text:p>
      <text:p text:style-name="Standard"/>
      <text:p text:style-name="P26">Funktionierender und funktionaler renderer, der gut genug für DOOT rendert</text:p>
      <text:p text:style-name="Standard"/>
      <text:p text:style-name="P19">4.3 Anforderung 3</text:p>
      <text:p text:style-name="Standard"/>
      <text:p text:style-name="P26">DOOT als spielbares Spiel</text:p>
      <text:p text:style-name="Standard"/>
      <text:p text:style-name="P19">5 Nichtfunktionale Anforderungen</text:p>
      <text:p text:style-name="Standard"/>
      <text:p text:style-name="Standard">Anforderungen an die Qualität, das Design oder Gesetze und Vorschriften.</text:p>
      <text:p text:style-name="Standard"/>
      <text:p text:style-name="P19">5.1 Allgemeine Anforderungen</text:p>
      <text:p text:style-name="Standard"/>
      <text:p text:style-name="P23">Intuitive und praktische Bedienung, Authentische Graphik</text:p>
      <text:p text:style-name="Standard"/>
      <text:p text:style-name="P19">5.2 Gesetzliche Anforderungen</text:p>
      <text:p text:style-name="Standard"/>
      <text:p text:style-name="P24">XXX</text:p>
      <text:p text:style-name="Standard"/>
      <text:p text:style-name="Standard"><text:span text:style-name="T1">5.3 Technische Anforderungen</text:span></text:p>
      <text:p text:style-name="P29">Strom; Computer; Maus; Tastatur; Bildschirm</text:p>
      <text:p text:style-name="Standard"/>
      <text:p text:style-name="Standard"><text:span text:style-name="T3">6 </text:span><text:span text:style-name="T5">Abgabe</text:span><text:span text:style-name="T3">umfang</text:span></text:p>
      <text:p text:style-name="Standard"/>
      <text:p text:style-name="P19">6.1 <text:span text:style-name="T9">Abgabe</text:span>umfang</text:p>
      <text:p text:style-name="Standard"/>
      <text:p text:style-name="P25"><text:soft-page-break/>Renderer + Spiel <text:span text:style-name="T9">beide die Anforderungen aus 4 u. 5 erfüllend</text:span></text:p>
      <text:p text:style-name="Standard"/>
      <text:p text:style-name="P19">6.2 Kosten</text:p>
      <text:p text:style-name="Standard"/>
      <text:p text:style-name="P23">15P für beide Developer</text:p>
      <text:p text:style-name="P23"/>
      <text:p text:style-name="P19">6.3 <text:span text:style-name="T9">Abgabetermin</text:span></text:p>
      <text:p text:style-name="Standard"/>
      <text:p text:style-name="P27">Mitte März</text:p>
      <text:p text:style-name="Standard"/>
      <text:p text:style-name="P19">6.4 Ansprechstelle und <text:span text:style-name="T9">Abgabe</text:span>ort</text:p>
      <text:p text:style-name="Standard"/>
      <text:p text:style-name="P25">Herr Ave als Ansprechspartner</text:p>
      <text:p text:style-name="P25"><text:a xlink:type="simple" xlink:href="mailto:avej2@schule.luebeck" text:style-name="Internet_20_link" text:visited-style-name="Visited_20_Internet_20_Link">avej2@schule.luebeck</text:a></text:p>
      <text:p text:style-name="P25"><text:span text:style-name="T9">Abgabe</text:span> in den OX Briefkasten</text:p>
      <text:p text:style-name="Standard"/>
      <text:p text:style-name="P5"/>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de" style:country-asian="D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ext-properties style:font-name-asian="Calibri1" style:font-family-asian="Calibri" style:font-family-generic-asian="system" style:font-pitch-asian="variable" style:language-asian="de" style:country-asian="DE"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asian="Calibri1" style:font-family-asian="Calibri" style:font-family-generic-asian="system" style:font-pitch-asian="variable" style:language-asian="de" style:country-asian="DE"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ext-properties style:font-name-asian="Calibri1" style:font-family-asian="Calibri" style:font-family-generic-asian="system" style:font-pitch-asian="variable" style:language-asian="de" style:country-asian="DE" style:font-name-complex="Times New Roman"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30%" fo:orphans="0" fo:widows="0" style:punctuation-wrap="hanging"/>
      <style:text-properties fo:color="#f79646" loext:opacity="100%" style:font-name="Calibri" fo:font-size="8pt" style:text-underline-style="solid" style:text-underline-width="auto" style:text-underline-color="font-color" style:font-name-asian="Calibri1" style:font-size-asian="8pt" style:language-asian="de" style:country-asian="DE" style:font-name-complex="Calibri1" style:font-size-complex="8pt"/>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Seite <text:span text:style-name="MT1"><text:page-number style:num-format="1" text:select-page="current">5</text:page-number></text:span><text:s/>von <text:span text:style-name="MT1"><text:page-count style:num-forma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Michaelsen</meta:initial-creator>
    <meta:editing-cycles>73</meta:editing-cycles>
    <meta:print-date>2024-09-17T08:01:00</meta:print-date>
    <meta:creation-date>2022-07-30T09:21:00</meta:creation-date>
    <dc:date>2025-01-21T11:56:14.287730780</dc:date>
    <meta:editing-duration>PT16M28S</meta:editing-duration>
    <meta:generator>LibreOffice/7.3.7.2$Linux_X86_64 LibreOffice_project/30$Build-2</meta:generator>
    <meta:document-statistic meta:table-count="3" meta:image-count="0" meta:object-count="0" meta:page-count="5" meta:paragraph-count="109" meta:word-count="472" meta:character-count="3296" meta:non-whitespace-character-count="2932"/>
    <meta:user-defined meta:name="AppVersion">16.0000</meta:user-defined>
    <meta:user-defined meta:name="ContentTypeId">0x010100D126A867B86CF248BCF6F4096FB6997A</meta:user-defined>
    <meta:template xlink:type="simple" xlink:actuate="onRequest" xlink:title="Normal.dotm" xlink:href=""/>
  </office:meta>
</office:document-meta>
</file>